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462c8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5fe22" officeooo:paragraph-rsid="0015fe2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e3687" officeooo:paragraph-rsid="001e368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e8f8e" officeooo:paragraph-rsid="001e8f8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20pt" officeooo:rsid="0006884d" officeooo:paragraph-rsid="0006884d" style:font-size-asian="20pt" style:font-size-complex="2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5196a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b4679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0b4679" officeooo:paragraph-rsid="000b4679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0ec1bb" officeooo:paragraph-rsid="00101a7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127878" officeooo:paragraph-rsid="0012787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margin-top="2cm" fo:margin-bottom="0cm" loext:contextual-spacing="false" fo:orphans="2" fo:widows="2" fo:text-indent="0cm" style:auto-text-indent="false" style:writing-mod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6pt" fo:letter-spacing="normal" fo:font-style="normal" fo:font-weight="bold" officeooo:paragraph-rsid="0005196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6pt" fo:letter-spacing="normal" fo:font-style="normal" fo:font-weight="bold" officeooo:paragraph-rsid="0037a9f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0b4679" officeooo:paragraph-rsid="000b467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560aa" officeooo:paragraph-rsid="001560a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5fe22" officeooo:paragraph-rsid="0015fe2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b7517" officeooo:paragraph-rsid="001b751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c29e9" officeooo:paragraph-rsid="001c29e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c5fec" officeooo:paragraph-rsid="001c5fe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e3687" officeooo:paragraph-rsid="001e368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1e8f8e" officeooo:paragraph-rsid="001e8f8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20194a" officeooo:paragraph-rsid="0020194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2184ec" officeooo:paragraph-rsid="002184e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5196a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9cb67" officeooo:paragraph-rsid="0039cb67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9cb67" officeooo:paragraph-rsid="0039f62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9cb67" officeooo:paragraph-rsid="003d27da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9cb67" officeooo:paragraph-rsid="003dc0ff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9cb67" officeooo:paragraph-rsid="003f8882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9cb67" officeooo:paragraph-rsid="003ff35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9cb67" officeooo:paragraph-rsid="00405393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9f624" officeooo:paragraph-rsid="0039f624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b7636" officeooo:paragraph-rsid="003b7636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b7636" officeooo:paragraph-rsid="00410b9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b8cbf" officeooo:paragraph-rsid="003b8cbf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b8cbf" officeooo:paragraph-rsid="00410b93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d27da" officeooo:paragraph-rsid="003d27da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3dc0ff" officeooo:paragraph-rsid="003dc0ff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24292e" fo:letter-spacing="normal" fo:font-style="normal"/>
    </style:style>
    <style:style style:name="T2" style:family="text">
      <style:text-properties fo:font-variant="normal" fo:text-transform="none" fo:color="#24292e" fo:letter-spacing="normal" fo:font-style="normal" fo:font-weight="normal"/>
    </style:style>
    <style:style style:name="T3" style:family="text">
      <style:text-properties fo:font-variant="normal" fo:text-transform="none" fo:color="#24292e" fo:letter-spacing="normal" fo:font-style="normal" officeooo:rsid="0005196a"/>
    </style:style>
    <style:style style:name="T4" style:family="text">
      <style:text-properties fo:font-variant="normal" fo:text-transform="none" fo:color="#24292e" fo:letter-spacing="normal" fo:font-style="normal" officeooo:rsid="001b7517"/>
    </style:style>
    <style:style style:name="T5" style:family="text">
      <style:text-properties fo:font-variant="normal" fo:text-transform="none" fo:color="#24292e" fo:letter-spacing="normal" fo:font-style="normal" officeooo:rsid="001e8f8e"/>
    </style:style>
    <style:style style:name="T6" style:family="text">
      <style:text-properties fo:font-variant="normal" fo:text-transform="none" fo:color="#24292e" fo:letter-spacing="normal" fo:font-style="normal" officeooo:rsid="001fa3d5"/>
    </style:style>
    <style:style style:name="T7" style:family="text">
      <style:text-properties fo:font-variant="normal" fo:text-transform="none" fo:color="#24292e" fo:letter-spacing="normal" fo:font-style="italic" fo:font-weight="normal" style:font-style-asian="italic" style:font-style-complex="italic"/>
    </style:style>
    <style:style style:name="T8" style:family="text">
      <style:text-properties fo:font-variant="normal" fo:text-transform="none" fo:color="#24292e" fo:font-size="12pt" fo:letter-spacing="normal" fo:font-style="normal" fo:font-weight="normal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4292e" fo:font-size="12pt" fo:letter-spacing="normal" fo:font-style="normal" fo:font-weight="normal" officeooo:rsid="00070209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4292e" fo:font-size="12pt" fo:letter-spacing="normal" fo:font-style="normal" fo:font-weight="normal" officeooo:rsid="00072534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24292e" fo:font-size="12pt" fo:letter-spacing="normal" fo:font-style="normal" fo:font-weight="normal" officeooo:rsid="0008e4fc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4292e" fo:font-size="12pt" fo:letter-spacing="normal" fo:font-style="normal" fo:font-weight="normal" officeooo:rsid="0009b54b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4292e" fo:font-size="12pt" fo:letter-spacing="normal" fo:font-style="normal" fo:font-weight="normal" officeooo:rsid="000b4679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4292e" fo:font-size="12pt" fo:letter-spacing="normal" fo:font-style="normal" fo:font-weight="normal" officeooo:rsid="000ec1bb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4292e" fo:font-size="12pt" fo:letter-spacing="normal" fo:font-style="normal" fo:font-weight="normal" officeooo:rsid="00101a72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4292e" fo:font-size="12pt" fo:letter-spacing="normal" fo:font-style="normal" fo:font-weight="normal" officeooo:rsid="00110327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4292e" fo:font-size="12pt" fo:letter-spacing="normal" fo:font-style="normal" fo:font-weight="normal" officeooo:rsid="00127878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4292e" fo:font-size="12pt" fo:letter-spacing="normal" fo:font-style="normal" fo:font-weight="normal" officeooo:rsid="0012c7ca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4292e" fo:font-size="12pt" fo:letter-spacing="normal" fo:font-style="normal" fo:font-weight="normal" officeooo:rsid="001438f8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4292e" fo:font-size="12pt" fo:letter-spacing="normal" fo:font-style="normal" fo:font-weight="normal" officeooo:rsid="0014e8de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4292e" fo:font-size="12pt" fo:letter-spacing="normal" fo:font-style="normal" fo:font-weight="normal" officeooo:rsid="00263e56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24292e" fo:font-size="12pt" fo:letter-spacing="normal" fo:font-style="normal" fo:font-weight="normal" officeooo:rsid="0026569b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24292e" fo:font-size="12pt" fo:letter-spacing="normal" fo:font-style="normal" fo:font-weight="normal" officeooo:rsid="0026bd8a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4292e" fo:font-size="12pt" fo:letter-spacing="normal" fo:font-style="normal" fo:font-weight="normal" officeooo:rsid="0026c0f8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4292e" fo:font-size="12pt" fo:letter-spacing="normal" fo:font-style="normal" fo:font-weight="normal" officeooo:rsid="0028acd4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24292e" fo:font-size="12pt" fo:letter-spacing="normal" fo:font-style="normal" fo:font-weight="normal" officeooo:rsid="002b3834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24292e" fo:font-size="12pt" fo:letter-spacing="normal" fo:font-style="normal" fo:font-weight="normal" officeooo:rsid="002c9ed9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24292e" fo:font-size="12pt" fo:letter-spacing="normal" fo:font-style="normal" fo:font-weight="normal" officeooo:rsid="002c9ed9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4292e" fo:font-size="12pt" fo:letter-spacing="normal" fo:font-style="normal" fo:font-weight="normal" officeooo:rsid="002e055e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4292e" fo:font-size="12pt" fo:letter-spacing="normal" fo:font-style="normal" fo:font-weight="normal" officeooo:rsid="002f52b1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24292e" fo:font-size="12pt" fo:letter-spacing="normal" fo:font-style="italic" fo:font-weight="normal" officeooo:rsid="002c9ed9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24292e" style:font-name="Times New Roman" fo:font-size="12pt" fo:letter-spacing="normal" fo:font-style="normal" fo:font-weight="normal" officeooo:rsid="002462c8" style:font-size-asian="12pt" style:font-weight-asian="normal" style:font-size-complex="12pt" style:font-weight-complex="normal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3018b2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3080eb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35b2e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38968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567f9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5b916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7a9fd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884d9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95d27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39cb67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39f624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3b8cb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3d27da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3dc0ff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3f8882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3ff353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405393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410b93" style:font-size-asian="10.5pt" style:font-weight-asian="normal" style:font-size-complex="12pt" style:font-weight-complex="normal"/>
    </style:style>
    <style:style style:name="T5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Rendszerterv<text:line-break/></text:span><text:span text:style-name="T7">The Snail Sale</text:span></text:p>
      <text:p text:style-name="P11"><text:span text:style-name="T1">-A rendszer célja<text:line-break/><text:tab/></text:span><text:span text:style-name="T21">A The Snail Sale </text:span><text:span text:style-name="T22">egy olyan desktop applikáció, amivel a felhasználók könnyen, és gyorsan tudnak vásárolni.<text:line-break/></text:span><text:span text:style-name="T23"><text:tab/>A rendszer célja egy olyan applikáció létrehozása, ami egy online adatbázishoz csatlakozva, szofisztikált keresőrendszert alkalmazva segíti a felhasználóit, a megfelelő termékek megvásárlásában.<text:line-break/><text:tab/></text:span><text:span text:style-name="T24">A kívánt termék megkeresése után, a termékről a program megjeleníti a különböző, az adatbázisban tárolt adatokat a felhasználó számára. Ezeket az adatokat a termékről az ablak közepén elhelyezett, információs részlegben tekintheti meg a felhasználó.<text:line-break/><text:tab/>A kiválaszott, megvételre szánt termékeket a kosárhoz adhatja user, amit bármikor megtekinthet. Miután kiválasztotta a megvásárolandó terméket, a rendszer összegyűjti és tematikusan bemutatja, hogy mely termékeket választotta ki a felhasználó. Ekkor még lehetősége van a felhasználónak, arra, hogy az esetlegesen nem kívánt termékeket kivegye a kosarából a megfelelő gombra kattintva.<text:line-break/><text:tab/></text:span><text:span text:style-name="T25">Ezután a program folytatva a vásárlás folyamatát, megkéri a felhasználót, hogy írja be a vásárláshoz szükséges személyes adatokat. A megfelelő adatok beírása után, a felhasználót, még egy, utolsó adategyeztetés választja el a sikeres vásárlástól. Miután meggyőződött arról, hogy az adatait helyesen írta be, és a megfelelő termékeket választotta ki, konfirmálja a vásárlás helyességét. </text:span><text:span text:style-name="T26">Ezután a program generál egy úgynevezett "tracking number" amivel a vásárlást tudja követni, </text:span><text:span text:style-name="T27">illetve a megfelelő adatokat rögzíti az adatbázis megfelelő táblájába.</text:span><text:span text:style-name="T26"><text:line-break/><text:tab/>A vásárlás befejezése után a program a kereső oldalra irányítja a felhasználót, további vásárlásra adva lehetőséget.<text:line-break/><text:tab/></text:span><text:span text:style-name="T27">A rendszernek </text:span><text:span text:style-name="T31">nem </text:span><text:span text:style-name="T28">célja, a felhasználók által eladni kívánt termékek felvéte</text:span><text:span text:style-name="T30">le</text:span><text:span text:style-name="T29"> az adatbázisba, így arra nem is kínál lehetőséget a program. Nem célja a termékek szöveges értékelése se, így csak egy 1-től 5-ig, egész számokat tartalmazó skálán értékelhetik a regisztrált felhasználók a termékeket.</text:span></text:p>
      <text:p text:style-name="P12">-Üzleti folyamatok modellje</text:p>
      <text:p text:style-name="P12">-Követelmények </text:p>
      <text:p text:style-name="P12">-Funkcionális terv </text:p>
      <text:p text:style-name="P12">-Fizikai környezet </text:p>
      <text:p text:style-name="P12"><text:tab/><text:span text:style-name="T34">Az applikációt </text:span><text:span text:style-name="T35">a Java programozási nyelvnek a használatával fogjuk elkészíteni. <text:s/>A 11-es verziót használva, de előre láthatólag 100%-ban csak a 8-as verzió funkcióit felhasználva, azaz </text:span><text:span text:style-name="T36">teljes mértékben kompatibilis lesz a 8-as verzióval. </text:span></text:p>
      <text:p text:style-name="P12"><text:span text:style-name="T36"><text:tab/>A Java programozási nyelvnek köszönhetően, így a program, használható lesz mind Windows, illetve Mac gépeken is.</text:span></text:p>
      <text:p text:style-name="P12"><text:soft-page-break/><text:span text:style-name="T36"><text:tab/></text:span><text:span text:style-name="T37">A programnak szüksége lesz internet kapcsolatra, az online adatbázis használatából kifolyólag. Az internetkapcsolat sebességének minimálisan el kell érnie az 1Mb/s sebességet, </text:span><text:span text:style-name="T38">élvezhető felhasználás érdekében.</text:span></text:p>
      <text:p text:style-name="P14"><text:span text:style-name="T38"><text:tab/></text:span><text:span text:style-name="T40">A java nyelv sajátosságaiból kifolyólag, és a gördülékeny felhasználás érdekében, az éppen szóban forgó operációs rendszer, valamint a feljesztőkörnyezet, és egyéb segédprogram</text:span><text:span text:style-name="T41">okhoz </text:span><text:span text:style-name="T40">(lsd. később) szükséges <text:s/>minimális rendszerkövetelményein felül ajálnlatos egy 2 magos processzor, és legalább 1Gb RAM használata.</text:span></text:p>
      <text:p text:style-name="P12"><text:span text:style-name="T38"><text:tab/></text:span><text:span text:style-name="T39">Fejlesztői környezetnek az IntelliJ IDE-t fogjuk használni, a minél könnyebb fejlesztés érdekében.<text:line-break/><text:tab/>Az online adatbázis kezeléséhez pedig phpMyadmint.</text:span></text:p>
      <text:p text:style-name="P12"><text:span text:style-name="T39"><text:tab/></text:span><text:span text:style-name="T41">Az adatbázis szerverhez például wamp vagy xamp szerver is használható.</text:span></text:p>
      <text:p text:style-name="P13">-Absztrakt domain modell </text:p>
      <text:p text:style-name="P6"><text:span text:style-name="T3">-</text:span><text:span text:style-name="T1">Architekturális terv</text:span> </text:p>
      <text:p text:style-name="P6"><text:span text:style-name="T1">-Adatbázis terv<text:line-break/><text:tab/></text:span><text:span text:style-name="T9">Programunk a tárolandó adatokat, online adatbázisban fogja tárolni. Online felületnek a phpmyadmint fogjuk használni. <text:s/></text:span><text:span text:style-name="T10">Tesztelési fázi</text:span><text:span text:style-name="T16">s</text:span><text:span text:style-name="T10">ban, egyelőre mindenki offline, saját gépén elérhető adatbázist használjon, amit egy központi adatbázisból fogunk exportálni, </text:span><text:span text:style-name="T11">így elkerülendő bárminemű, nem kívánt módosítás a központi adatbázisban.</text:span></text:p>
      <text:p text:style-name="P7"><text:span text:style-name="T11"><text:tab/></text:span><text:span text:style-name="T12">Az adatbázis felépítésénél ügyeljünk a megrendelő kérésére. Azaz legyen elkülönítve a regisztrált felhasználók, a vásárlások, illetve az áruk adatai, egy-egy különálló táblában. </text:span></text:p>
      <text:p text:style-name="P7"><text:span text:style-name="T12"><text:tab/></text:span><text:span text:style-name="T13">A táblák a következőek legyenek:</text:span></text:p>
      <text:p text:style-name="P7"><text:span text:style-name="T13">-"</text:span><text:span text:style-name="T14">users</text:span><text:span text:style-name="T13">", </text:span></text:p>
      <text:p text:style-name="P7"><text:span text:style-name="T13">-"</text:span><text:span text:style-name="T14">goods</text:span><text:span text:style-name="T13">",</text:span></text:p>
      <text:p text:style-name="P7"><text:span text:style-name="T13">-"</text:span><text:span text:style-name="T14">orders</text:span><text:span text:style-name="T13">".</text:span></text:p>
      <text:p text:style-name="P15"/>
      <text:p text:style-name="P8"><text:span text:style-name="T8">A "</text:span><text:span text:style-name="T14">users</text:span><text:span text:style-name="T8">" táblában fogjuk tárolni a regisztrált felhasználók adatait. Tárolandó adatok: felhasználó neve, e-mail címe, és jelszava titkosítva. </text:span></text:p>
      <text:p text:style-name="P9"><text:span text:style-name="T8"><text:tab/>A tábla </text:span><text:span text:style-name="T17">oszlopai</text:span><text:span text:style-name="T8">: </text:span></text:p>
      <text:p text:style-name="P9"><text:span text:style-name="T15">-</text:span><text:span text:style-name="T8">"username"-felhasználó név, elsődleges kulcs, </text:span><text:span text:style-name="T18">külső kulcs az "order" táblához, </text:span><text:span text:style-name="T19">egyedi, </text:span><text:span text:style-name="T20">nem lehet üres, </text:span><text:span text:style-name="T8">varchar2, </text:span><text:span text:style-name="T17">64</text:span><text:span text:style-name="T8"> karakter hosszú.</text:span></text:p>
      <text:p text:style-name="P10"><text:span text:style-name="T8">-"email"-e-mail cím, varchar2, </text:span><text:span text:style-name="T20">egyedi, nem lehet üres, </text:span><text:span text:style-name="T8">64 karakter hosszú.</text:span></text:p>
      <text:p text:style-name="P16">-"password"-jelszó, nem lehet üres, varchar2 64 karakter hosszú, MD5 titkosított.</text:p>
      <text:p text:style-name="P16"/>
      <text:p text:style-name="P17">A "goods" táblában fogjuk tárolni, az áruk adatait.</text:p>
      <text:p text:style-name="P2"><text:span text:style-name="T1">Tárolandó adatok:elérhető mennyiség, név, ár, cikkszám, </text:span><text:span text:style-name="T4">értékelés.</text:span></text:p>
      <text:p text:style-name="P18">-"quantity"-elérhető mennyiség, number, 4 karakter hosszú, nem lehet üres.</text:p>
      <text:p text:style-name="P18">-"name"-név, egyedi, nem lehet üres, varchar2 32 karakter hosszú.</text:p>
      <text:p text:style-name="P19">-"price"-ár, nem lehet üres, number 6 karakter hosszú.</text:p>
      <text:p text:style-name="P19">-"number"-cikkszám, elsődleges kulcs, egyedi, nem lehet üres, varchar2 64 karakter hosszú.</text:p>
      <text:p text:style-name="P20">-"rating"-értékelés, number 1 karakter hosszú.</text:p>
      <text:p text:style-name="P20"/>
      <text:p text:style-name="P21">Az "orders" táblában fogjuk tárolni a leadott rendeléseket.</text:p>
      <text:p text:style-name="P21">Tárolandó adatok: megrendelő neve, felhasználó neve, telefonszáma, szállítási címe, e-mail címe, fizetési módszere, szállítási módszer, rendelt áruk, rendelés száma.</text:p>
      <text:p text:style-name="P21"><text:soft-page-break/>-"name"-név, nem lehet üres, varhcar2, 64 karakter hosszú.</text:p>
      <text:p text:style-name="P3"><text:span text:style-name="T1">-"username"-felhasználó neve, külős kulcs a "users" táblához, </text:span><text:span text:style-name="T5">nem lehet üres,</text:span><text:span text:style-name="T1"> varchar2 64 karakter hosszú.</text:span></text:p>
      <text:p text:style-name="P22">-"phone"-telefonszám, number 11 karakter hosszú, nem lehet üres.</text:p>
      <text:p text:style-name="P22">-"address"-szállítási cím, varchar2 64 karakter, nem lehet üres.</text:p>
      <text:p text:style-name="P22">-"email"-e-mail, varchar2 64 karakter hosszú, nem lehet üres.</text:p>
      <text:p text:style-name="P22">-"payment_method"-fizetési módszer, nem lehet üres, varchar2 32 karakter hosszú.</text:p>
      <text:p text:style-name="P4"><text:span text:style-name="T1">-"shipment_method"-szállítási módszer, nem lehet üres, varchar2 32 karakter hoss</text:span><text:span text:style-name="T6">zú</text:span><text:span text:style-name="T1">.</text:span></text:p>
      <text:p text:style-name="P23">-"goods"-rendelt áruk, nem lehet üres, number 324 karakter hosszú. Az áruk cikkszámait tárolja ","-vel elválasztva, maximum 5 áru tárolására alkalmas.</text:p>
      <text:p text:style-name="P24">-"tracking_number"-rendelés száma, egyedi, elsődleges kulcs, nem lehet üres, number 6karakter hosszú.</text:p>
      <text:p text:style-name="P24"/>
      <text:p text:style-name="P1"><text:span text:style-name="T32">Az adatbázisról megtalálható egy diagram az alábbi címen:<text:line-break/></text:span><text:a xlink:type="simple" xlink:href="https://raw.githubusercontent.com/TomiMan7/Unideb_2019_1_1_Csigabiga_nagyProjekt/master/Documents/Database%20diagram/database.JPG" text:style-name="Internet_20_link" text:visited-style-name="Visited_20_Internet_20_Link">https://raw.githubusercontent.com/TomiMan7/Unideb_2019_1_1_Csigabiga_nagyProjekt/master/Documents/Database%20diagram/database.JPG</text:a><text:span text:style-name="T1"> </text:span></text:p>
      <text:p text:style-name="P6"><text:span text:style-name="T1">-Implementációs terv</text:span> </text:p>
      <text:p text:style-name="P6"><text:tab/><text:span text:style-name="T42">A fejlesztés során, objektum orientált programozással fogjuk elkészíteni a The Snail Sale programot. Ehhez Java programozási nyelvet fogunk használni, a 11-es verziót. <text:line-break/><text:tab/>A grafikus felületet JavaFx segítségével valósítjuk meg.</text:span></text:p>
      <text:p text:style-name="P6"><text:span text:style-name="T42"><text:tab/></text:span><text:span text:style-name="T43">A program osztályait 4 csoportba lehet besorolni.<text:line-break/>-A grafikus felületekért felelős osztályok</text:span></text:p>
      <text:p text:style-name="P26"><text:span text:style-name="T33">-A grafikus felületek inputját lekezelő függvényeket tartalmazó osztályok</text:span></text:p>
      <text:p text:style-name="P26"><text:span text:style-name="T33">-Az adatbázist használó és kezelő függvények osztálya</text:span></text:p>
      <text:p text:style-name="P26"><text:span text:style-name="T33">-</text:span><text:span text:style-name="T53">A main függvény szerepét játszó indító osztály</text:span></text:p>
      <text:p text:style-name="P26"><text:span text:style-name="T33"><text:tab/>Az egyes csoportba tartozó osztályok és megnevezéseik:<text:line-break/>-GUI osztályok:</text:span></text:p>
      <text:p text:style-name="P26"><text:span text:style-name="T33"><text:tab/><text:tab/>-login.java</text:span></text:p>
      <text:p text:style-name="P26"><text:span text:style-name="T33"><text:tab/><text:tab/>-registration.java</text:span></text:p>
      <text:p text:style-name="P26"><text:span text:style-name="T33"><text:tab/><text:tab/>-mainPage.java</text:span></text:p>
      <text:p text:style-name="P26"><text:span text:style-name="T33"><text:tab/><text:tab/>-cart.java</text:span></text:p>
      <text:p text:style-name="P26"><text:span text:style-name="T33"><text:tab/><text:tab/>-cartOverview.java</text:span></text:p>
      <text:p text:style-name="P26"><text:span text:style-name="T33"><text:tab/><text:tab/>-personalInfo.java</text:span></text:p>
      <text:p text:style-name="P26"><text:span text:style-name="T33"><text:tab/><text:tab/>-orderConfirmation.java</text:span></text:p>
      <text:p text:style-name="P26"><text:span text:style-name="T33"/></text:p>
      <text:p text:style-name="P33"><text:span text:style-name="T33">-GUI input kezelő osztályok:</text:span></text:p>
      <text:p text:style-name="P27"><text:span text:style-name="T33"><text:tab/><text:tab/>-login</text:span><text:span text:style-name="T44">Controller</text:span><text:span text:style-name="T33">.java</text:span></text:p>
      <text:p text:style-name="P27"><text:span text:style-name="T33"><text:tab/><text:tab/>-registration</text:span><text:span text:style-name="T44">Controller</text:span><text:span text:style-name="T33">.java</text:span></text:p>
      <text:p text:style-name="P27"><text:span text:style-name="T33"><text:tab/><text:tab/>-mainPage</text:span><text:span text:style-name="T44">Controller</text:span><text:span text:style-name="T33">.java</text:span></text:p>
      <text:p text:style-name="P27"><text:span text:style-name="T33"><text:tab/><text:tab/>-cart</text:span><text:span text:style-name="T44">Controller</text:span><text:span text:style-name="T33">.java</text:span></text:p>
      <text:p text:style-name="P27"><text:span text:style-name="T33"><text:tab/><text:tab/>-cartOverview</text:span><text:span text:style-name="T44">Controller</text:span><text:span text:style-name="T33">.java</text:span></text:p>
      <text:p text:style-name="P27"><text:span text:style-name="T33"><text:tab/><text:tab/>-personalInfo</text:span><text:span text:style-name="T44">Controller</text:span><text:span text:style-name="T33">.java</text:span></text:p>
      <text:p text:style-name="P27"><text:span text:style-name="T33"><text:tab/><text:tab/>-orderConfirmation</text:span><text:span text:style-name="T44">Controller</text:span><text:span text:style-name="T33">.java</text:span></text:p>
      <text:p text:style-name="P27"><text:span text:style-name="T33"/></text:p>
      <text:p text:style-name="P34"><text:span text:style-name="T33">-Az adatbázist kezelő osztályok:</text:span></text:p>
      <text:p text:style-name="P34"><text:span text:style-name="T33"><text:tab/><text:tab/></text:span><text:span text:style-name="T45">-database.java</text:span></text:p>
      <text:p text:style-name="P34"><text:span text:style-name="T45"/></text:p>
      <text:p text:style-name="P36"><text:span text:style-name="T33">Az indító osztály:</text:span></text:p>
      <text:p text:style-name="P36"><text:span text:style-name="T33"><text:tab/><text:tab/>-launcher.java</text:span></text:p>
      <text:p text:style-name="P36"><text:soft-page-break/><text:span text:style-name="T33"><text:tab/></text:span><text:span text:style-name="T46">Az egyes osztályok és tartalmuk:</text:span></text:p>
      <text:p text:style-name="P28"><text:span text:style-name="T33">-login.java: </text:span><text:span text:style-name="T46">Ebben az osztályban kerül megvalósításra a belépés képernyőnek a megírása.</text:span></text:p>
      <text:p text:style-name="P38"><text:span text:style-name="T33">Kérje be a program a belépéshez szükséges információkat a felhasználótól.</text:span></text:p>
      <text:p text:style-name="P38"><text:span text:style-name="T33">Sikeres bejelentkezés esetén a mainPage.java megfelelően megváltoztatott ablakát hozza fel.</text:span></text:p>
      <text:p text:style-name="P38"><text:span text:style-name="T33">A még nem regisztrált felhasználóknak adjon lehetőséget a regisztrációra a registration.java-ban megírt ablak felhozásával.</text:span></text:p>
      <text:p text:style-name="P38"><text:span text:style-name="T33"/></text:p>
      <text:p text:style-name="P28"><text:span text:style-name="T33">-registration.java:</text:span><text:span text:style-name="T46">Ebben az osztályban kerül megvalósításra a regisztráció képernyőnek a megírása.</text:span></text:p>
      <text:p text:style-name="P38"><text:span text:style-name="T33">Kérje be a program a regisztrációhoz szükséges információkat a felhasználótól.</text:span></text:p>
      <text:p text:style-name="P38"><text:span text:style-name="T33">Sikeres regisztráció esetén a login.java ablakát hozza fel.</text:span></text:p>
      <text:p text:style-name="P38"><text:span text:style-name="T33"/></text:p>
      <text:p text:style-name="P28"><text:span text:style-name="T33">-mainPage.java:</text:span><text:span text:style-name="T46">Ebben az osztályban kerül megvalósításra a böngészés képernyőnek a megírása. <text:s/>Továbbá, ez a főképernyő, ezt indítja a launcher.java main függvénye.</text:span></text:p>
      <text:p text:style-name="P38"><text:span text:style-name="T33">Ezen a képernyőn helyezkedik el a kosár, a bejelentkezés, a vásárlás ablakhoz vezető gomb is.</text:span></text:p>
      <text:p text:style-name="P38"><text:span text:style-name="T33"/></text:p>
      <text:p text:style-name="P29"><text:span text:style-name="T33">-cart.java:</text:span><text:span text:style-name="T46">Ebben az osztályban kerül megvalósításra a </text:span><text:span text:style-name="T47">kosár</text:span><text:span text:style-name="T46"> képernyőnek a megírása. </text:span><text:span text:style-name="T47"><text:s/>Sorakoztassa fel a felhasználó által a kosárba tett termkékeket, információval együtt.</text:span></text:p>
      <text:p text:style-name="P29"><text:span text:style-name="T47"/></text:p>
      <text:p text:style-name="P29"><text:span text:style-name="T33">-cartOverview.java:</text:span><text:span text:style-name="T46">Ebben az osztályban kerül megvalósításra a </text:span><text:span text:style-name="T47">vásárlás előtt a kosár tartalmát felmutató</text:span><text:span text:style-name="T46"> képernyőnek a megírása.</text:span></text:p>
      <text:p text:style-name="P39"><text:span text:style-name="T46">T</text:span><text:span text:style-name="T33">udjon a felhasználó törölni nem kívánt árucikkeket, vagy mennyiségeket.</text:span></text:p>
      <text:p text:style-name="P39"><text:span text:style-name="T33">A vásárlás folytatásához a megfelelő gomb megnyomása után a personalInfo.java osztályban megírt ablakot hozza fel.</text:span></text:p>
      <text:p text:style-name="P39"><text:span text:style-name="T33"/></text:p>
      <text:p text:style-name="P30"><text:span text:style-name="T33">-personalInfo.java:</text:span><text:span text:style-name="T46">Ebben az osztályban kerül megvalósításra a </text:span><text:span text:style-name="T48">vásárlásnál a személyes információk bekérésének</text:span><text:span text:style-name="T46"> képernyő</text:span><text:span text:style-name="T48">jének</text:span><text:span text:style-name="T46"> a megírása.</text:span></text:p>
      <text:p text:style-name="P30"><text:span text:style-name="T46"/></text:p>
      <text:p text:style-name="P30"><text:span text:style-name="T46">-orderConfirmation.java:Ebben az osztályban kerül megvalósításra a </text:span><text:span text:style-name="T48">vásárlás végleges visszaigazolásának</text:span><text:span text:style-name="T46"> képernyő</text:span><text:span text:style-name="T48">jének</text:span><text:span text:style-name="T46"> a megírása.</text:span></text:p>
      <text:p text:style-name="P30"><text:span text:style-name="T46"/></text:p>
      <text:p text:style-name="P31"><text:span text:style-name="T33">-login</text:span><text:span text:style-name="T44">Controller</text:span><text:span text:style-name="T33">.java: </text:span><text:span text:style-name="T49">a login.java GUI osztályhoz tartozó függvényeket tartalmazó osztály</text:span></text:p>
      <text:p text:style-name="P31"><text:span text:style-name="T49"/></text:p>
      <text:p text:style-name="P32"><text:span text:style-name="T33">-registration</text:span><text:span text:style-name="T44">Controller</text:span><text:span text:style-name="T33">.java: </text:span><text:span text:style-name="T50">a registration</text:span><text:span text:style-name="T33">.</text:span><text:span text:style-name="T49">java GUI osztályhoz tartozó függvényeket tartalmazó osztály</text:span></text:p>
      <text:p text:style-name="P32"><text:span text:style-name="T49"/></text:p>
      <text:p text:style-name="P32"><text:span text:style-name="T33">-mainPage</text:span><text:span text:style-name="T44">Controller</text:span><text:span text:style-name="T33">.java: </text:span><text:span text:style-name="T50">a mainPage</text:span><text:span text:style-name="T33">.</text:span><text:span text:style-name="T49">java GUI osztályhoz tartozó függvényeket tartalmazó osztály</text:span></text:p>
      <text:p text:style-name="P32"><text:span text:style-name="T49"/></text:p>
      <text:p text:style-name="P32"><text:span text:style-name="T33">-cart</text:span><text:span text:style-name="T44">Controller</text:span><text:span text:style-name="T33">.java: </text:span><text:span text:style-name="T50">a cart</text:span><text:span text:style-name="T33">.</text:span><text:span text:style-name="T49">java GUI osztályhoz tartozó függvényeket tartalmazó osztály</text:span></text:p>
      <text:p text:style-name="P32"><text:span text:style-name="T49"/></text:p>
      <text:p text:style-name="P32"><text:span text:style-name="T33">-cartOverview</text:span><text:span text:style-name="T44">Controller</text:span><text:span text:style-name="T33">.java: </text:span><text:span text:style-name="T50">a cartOverview</text:span><text:span text:style-name="T33">.</text:span><text:span text:style-name="T49">java GUI osztályhoz tartozó függvényeket tartalmazó osztály</text:span></text:p>
      <text:p text:style-name="P32"><text:span text:style-name="T49"/></text:p>
      <text:p text:style-name="P32"><text:soft-page-break/><text:span text:style-name="T33">-personalInfo</text:span><text:span text:style-name="T44">Controller</text:span><text:span text:style-name="T33">.java: </text:span><text:span text:style-name="T50">a personalIno</text:span><text:span text:style-name="T33">.</text:span><text:span text:style-name="T49">java GUI osztályhoz tartozó függvényeket tartalmazó osztály</text:span></text:p>
      <text:p text:style-name="P32"><text:span text:style-name="T49"/></text:p>
      <text:p text:style-name="P32"><text:span text:style-name="T46">-orderConfirmation</text:span><text:span text:style-name="T44">Controller</text:span><text:span text:style-name="T46">.java</text:span><text:span text:style-name="T33">: </text:span><text:span text:style-name="T50">a orderConfirmation</text:span><text:span text:style-name="T33">.</text:span><text:span text:style-name="T49">java GUI osztályhoz tartozó függvényeket tartalmazó osztály</text:span></text:p>
      <text:p text:style-name="P32"><text:span text:style-name="T49"/></text:p>
      <text:p text:style-name="P37"><text:span text:style-name="T49">-launcher.java:</text:span><text:span text:style-name="T51">Ebben az osztályban található a main függvény, ami elindítja a mainPage.java start függvényet.</text:span></text:p>
      <text:p text:style-name="P37"><text:span text:style-name="T51"/></text:p>
      <text:p text:style-name="P35"><text:span text:style-name="T45">-database.java: </text:span><text:span text:style-name="T43">Az adatbázist használó és kezelő függvények</text:span><text:span text:style-name="T51">et tartalmazó osztály</text:span></text:p>
      <text:p text:style-name="P35"><text:span text:style-name="T51"/></text:p>
      <text:p text:style-name="P6"><text:span text:style-name="T1">-Teszt terv</text:span> </text:p>
      <text:p text:style-name="P6"><text:span text:style-name="T1">-Telepítési terv</text:span> </text:p>
      <text:p text:style-name="P6"><text:span text:style-name="T1">-Karbantartási terv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8M</meta:editing-duration>
    <meta:editing-cycles>60</meta:editing-cycles>
    <meta:generator>LibreOffice/5.3.0.3$Windows_x86 LibreOffice_project/7074905676c47b82bbcfbea1aeefc84afe1c50e1</meta:generator>
    <dc:date>2019-11-02T23:10:43.336000000</dc:date>
    <meta:document-statistic meta:table-count="0" meta:image-count="0" meta:object-count="0" meta:page-count="5" meta:paragraph-count="98" meta:word-count="1122" meta:character-count="9442" meta:non-whitespace-character-count="8342"/>
    <meta:user-defined meta:name="Info 1"/>
    <meta:user-defined meta:name="Info 2"/>
    <meta:user-defined meta:name="Info 3"/>
    <meta:user-defined meta:name="Info 4"/>
  </office:meta>
</office:document-meta>
</file>